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 text:start-value="1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 text:start-value="2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Strategia per la crescita del Personal Branding e la vendita di servizi digitali</text:p>
      <text:p text:style-name="Text_20_body">Obiettivo L'obiettivo della strategia è aumentare la visibilità sul web attraverso il personal branding, generando un posizionamento solido e autorevole per attrarre clienti interessati ai servizi digitali offerti.</text:p>
      <text:p text:style-name="Text_20_body">Definizione del Target</text:p>
      <text:p text:style-name="Text_20_body">Buyer Personas</text:p>
      <text:list xml:id="list8105349807888928688" text:style-name="L1">
        <text:list-item>
          <text:p text:style-name="P1">Imprenditori e PMI</text:p>
          <text:list>
            <text:list-item>
              <text:p text:style-name="P1">Bisogno: Aumentare la visibilità online e migliorare le strategie digitali</text:p>
            </text:list-item>
            <text:list-item>
              <text:p text:style-name="P1">Canali: LinkedIn, Google, Facebook e Instagram</text:p>
            </text:list-item>
          </text:list>
        </text:list-item>
        <text:list-item>
          <text:p text:style-name="P1">Liberi Professionisti e Freelance</text:p>
          <text:list>
            <text:list-item>
              <text:p text:style-name="P1">Bisogno: Creare un personal brand efficace per attrarre clienti</text:p>
            </text:list-item>
            <text:list-item>
              <text:p text:style-name="P1">Canali: Instagram, YouTube, Blog, Podcast</text:p>
            </text:list-item>
          </text:list>
        </text:list-item>
      </text:list>
      <text:p text:style-name="Text_20_body">Analisi delle Parole Chiave e Intento di Ricerca</text:p>
      <text:p text:style-name="Text_20_body">Ho effettuato un'analisi delle parole chiave più rilevanti per il settore del personal branding e dei servizi digitali, suddividendole in base all'intento di ricerca:</text:p>
      <text:p text:style-name="Text_20_body">Parole Chiave Informative Obiettivo: Attirare utenti in fase di esplorazione e formazione.</text:p>
      <text:list xml:id="list4689461140901979924" text:style-name="L2">
        <text:list-item>
          <text:p text:style-name="P2">"Marketing digitale" - Volume mensile: 10.000</text:p>
        </text:list-item>
        <text:list-item>
          <text:p text:style-name="P2">"Strategie di marketing online" - Volume mensile: 8.000</text:p>
        </text:list-item>
        <text:list-item>
          <text:p text:style-name="P2">"Personal branding" - Volume mensile: 3.200</text:p>
        </text:list-item>
        <text:list-item>
          <text:p text:style-name="P2">"Social media manager" - Volume mensile: 2.700</text:p>
        </text:list-item>
      </text:list>
      <text:p text:style-name="Text_20_body">Parole Chiave Commerciali Obiettivo: Intercettare utenti interessati a soluzioni e consulenze specifiche.</text:p>
      <text:list xml:id="list2389047974895579387" text:style-name="L3">
        <text:list-item>
          <text:p text:style-name="P3">"Consulente marketing online" - Volume mensile: 5.000</text:p>
        </text:list-item>
        <text:list-item>
          <text:p text:style-name="P3">"Agenzia di marketing digitale" - Volume mensile: 3.500</text:p>
        </text:list-item>
        <text:list-item>
          <text:p text:style-name="P3">"Servizi di marketing digitale" - Volume mensile: 2.900</text:p>
        </text:list-item>
        <text:list-item>
          <text:p text:style-name="P3">"Esperto SEO" - Volume mensile: 3.800</text:p>
        </text:list-item>
      </text:list>
      <text:p text:style-name="Text_20_body">Parole Chiave Transazionali Obiettivo: Intercettare utenti pronti ad acquistare un servizio.</text:p>
      <text:list xml:id="list3108906897530896437" text:style-name="L4">
        <text:list-item>
          <text:p text:style-name="P4">"Corso social media marketing" - Volume mensile: 4.500</text:p>
        </text:list-item>
        <text:list-item>
          <text:p text:style-name="P4">"Master in marketing digitale" - Volume mensile: 2.500</text:p>
        </text:list-item>
        <text:list-item>
          <text:p text:style-name="P4">"Acquistare consulenza personal branding" - Volume mensile: 300</text:p>
        </text:list-item>
        <text:list-item>
          <text:p text:style-name="P4">"Migliore agenzia per personal branding" - Volume mensile: 450</text:p>
        </text:list-item>
      </text:list>
      <text:p text:style-name="Text_20_body">Canali e Strategie di Contenuto</text:p>
      <text:p text:style-name="Text_20_body">Content Marketing</text:p>
      <text:list xml:id="list5213618606514211124" text:style-name="L5">
        <text:list-item>
          <text:p text:style-name="P5">Creazione di articoli SEO ottimizzati per le keyword informative e commerciali</text:p>
        </text:list-item>
        <text:list-item>
          <text:p text:style-name="P5">Produzione di video YouTube e Reels per Instagram con consigli pratici</text:p>
        </text:list-item>
        <text:list-item>
          <text:p text:style-name="P5">Creazione di un podcast con interviste a esperti del settore</text:p>
        </text:list-item>
      </text:list>
      <text:p text:style-name="Text_20_body">SEO e Ottimizzazione</text:p>
      <text:list xml:id="list3471847760449303832" text:style-name="L6">
        <text:list-item>
          <text:p text:style-name="P6"><text:soft-page-break/>Ottimizzazione del sito web con pagine dedicate ai servizi</text:p>
        </text:list-item>
        <text:list-item>
          <text:p text:style-name="P6">Utilizzo di backlink e guest posting su blog autorevoli</text:p>
        </text:list-item>
        <text:list-item>
          <text:p text:style-name="P6">Local SEO per intercettare clienti nella propria area geografica</text:p>
        </text:list-item>
      </text:list>
      <text:p text:style-name="Text_20_body">Social Media e Engagement</text:p>
      <text:list xml:id="list4875139808886865344" text:style-name="L7">
        <text:list-item>
          <text:p text:style-name="P7">LinkedIn: articoli, post di valore e networking con altri professionisti</text:p>
        </text:list-item>
        <text:list-item>
          <text:p text:style-name="P7">Instagram: contenuti visivi, caroselli informativi e storytelling</text:p>
        </text:list-item>
        <text:list-item>
          <text:p text:style-name="P7">Facebook e Instagram Ads e Google Ads per intercettare il pubblico con campagne mirate</text:p>
        </text:list-item>
      </text:list>
      <text:p text:style-name="Text_20_body">Email Marketing e Lead Generation</text:p>
      <text:list xml:id="list1593168869520985230" text:style-name="L8">
        <text:list-item>
          <text:p text:style-name="P8">Creazione di una newsletter con risorse esclusive</text:p>
        </text:list-item>
        <text:list-item>
          <text:p text:style-name="P8">Offerta di lead magnet (es. ebook, webinar gratuiti) per acquisire contatti qualificati</text:p>
        </text:list-item>
      </text:list>
      <text:p text:style-name="Text_20_body">KPI e Monitoraggio</text:p>
      <text:p text:style-name="Text_20_body">Metriche di Performance</text:p>
      <text:list xml:id="list7613334829317662842" text:style-name="L9">
        <text:list-item>
          <text:p text:style-name="P9">Traffico organico sul sito web (Google Analytics)</text:p>
        </text:list-item>
        <text:list-item>
          <text:p text:style-name="P9">Crescita del pubblico sui social media (Instagram, LinkedIn, YouTube)</text:p>
        </text:list-item>
        <text:list-item>
          <text:p text:style-name="P9">Conversioni e richieste di consulenza</text:p>
        </text:list-item>
        <text:list-item>
          <text:p text:style-name="P9">ROI sulle campagne pubblicitarie</text:p>
        </text:list-item>
      </text:list>
      <text:p text:style-name="Text_20_body">Implementazione e Sviluppo Continuo Questa strategia integrata rappresenta un punto di partenza per costruire una forte presenza online e attrarre lead qualificati. Sarà fondamentale monitorare costantemente i dati raccolti e adattare le azioni in base alle evoluzioni del mercato, assicurandosi di mantenere una presenza efficace e competitiva.</text:p>
      <text:p text:style-name="Text_20_body">Ecco una lista di 30 parole chiave suddivise per intento di ricerca e basate sulle categorie di servizi digitali, target audience e mercato delineati nel piano strategico.</text:p>
      <text:p text:style-name="Text_20_body">Categorie di Servizi Digitali</text:p>
      <text:list xml:id="list6770370876122245134" text:style-name="L10">
        <text:list-item>
          <text:p text:style-name="P10">Personal Branding</text:p>
        </text:list-item>
        <text:list-item>
          <text:p text:style-name="P10">Social Media Marketing</text:p>
        </text:list-item>
        <text:list-item>
          <text:p text:style-name="P10">SEO &amp; Ottimizzazione Web</text:p>
        </text:list-item>
        <text:list-item>
          <text:p text:style-name="P10">Email Marketing &amp; Lead Generation</text:p>
        </text:list-item>
        <text:list-item>
          <text:p text:style-name="P10">Content Marketing</text:p>
        </text:list-item>
        <text:list-item>
          <text:p text:style-name="P10">Pubblicità Digitale (Facebook &amp; Instagram Ads, Google Ads)</text:p>
        </text:list-item>
        <text:list-item>
          <text:p text:style-name="P10">Consulenza e Strategia di Marketing Digitale</text:p>
        </text:list-item>
      </text:list>
      <text:p text:style-name="Text_20_body">Target Audience</text:p>
      <text:list xml:id="list1828216255762208490" text:style-name="L11">
        <text:list-item>
          <text:p text:style-name="P11">Imprenditori e PMI</text:p>
        </text:list-item>
        <text:list-item>
          <text:p text:style-name="P11">Liberi Professionisti e Freelance</text:p>
        </text:list-item>
      </text:list>
      <text:p text:style-name="Text_20_body">Mercato</text:p>
      <text:list xml:id="list2365990693355441123" text:style-name="L12">
        <text:list-item>
          <text:p text:style-name="P12">Italia</text:p>
        </text:list-item>
        <text:list-item>
          <text:p text:style-name="P12">Settore digital marketing e business online</text:p>
        </text:list-item>
      </text:list>
      <text:p text:style-name="Text_20_body">Parole chiave informative (Intento: ricerca di informazioni, approfondimenti, guide e consigli su <text:soft-page-break/>servizi digitali)</text:p>
      <text:list xml:id="list8848039663705090190" text:style-name="L13">
        <text:list-item>
          <text:p text:style-name="P13">Cos'è il personal branding e perché è importante</text:p>
        </text:list-item>
        <text:list-item>
          <text:p text:style-name="P13">Come migliorare la visibilità online di un'azienda</text:p>
        </text:list-item>
        <text:list-item>
          <text:p text:style-name="P13">Strategie di social media marketing per PMI</text:p>
        </text:list-item>
        <text:list-item>
          <text:p text:style-name="P13">Migliori strategie SEO per posizionarsi su Google</text:p>
        </text:list-item>
        <text:list-item>
          <text:p text:style-name="P13">Come creare una strategia di content marketing efficace</text:p>
        </text:list-item>
        <text:list-item>
          <text:p text:style-name="P13">Guida completa alla pubblicità su Facebook e Instagram</text:p>
        </text:list-item>
        <text:list-item>
          <text:p text:style-name="P13">Come raccogliere lead qualificati con email marketing</text:p>
        </text:list-item>
        <text:list-item>
          <text:p text:style-name="P13">Differenze tra Google Ads e Facebook Ads: quale scegliere?</text:p>
        </text:list-item>
        <text:list-item>
          <text:p text:style-name="P13">Come ottimizzare un sito web per la SEO locale</text:p>
        </text:list-item>
        <text:list-item>
          <text:p text:style-name="P13">Strategie di marketing digitale per liberi professionisti</text:p>
        </text:list-item>
      </text:list>
      <text:p text:style-name="Text_20_body">Parole chiave commerciali (Intento: ricerca di servizi o soluzioni per migliorare la propria strategia digitale)</text:p>
      <text:list xml:id="list8038532716870146082" text:style-name="L14">
        <text:list-item>
          <text:p text:style-name="P14">Migliori agenzie di personal branding in Italia</text:p>
        </text:list-item>
        <text:list-item>
          <text:p text:style-name="P14">Consulente SEO esperto per aziende</text:p>
        </text:list-item>
        <text:list-item>
          <text:p text:style-name="P14">Servizi di social media marketing per piccole imprese</text:p>
        </text:list-item>
        <text:list-item>
          <text:p text:style-name="P14">Esperto in lead generation per ecommerce</text:p>
        </text:list-item>
        <text:list-item>
          <text:p text:style-name="P14">Creazione contenuti digitali per brand personali</text:p>
        </text:list-item>
        <text:list-item>
          <text:p text:style-name="P14">Campagne Facebook Ads per PMI</text:p>
        </text:list-item>
        <text:list-item>
          <text:p text:style-name="P14">Consulenza per strategie di email marketing</text:p>
        </text:list-item>
        <text:list-item>
          <text:p text:style-name="P14">Agenzia specializzata in content marketing</text:p>
        </text:list-item>
        <text:list-item>
          <text:p text:style-name="P14">Esperto Google Ads per crescita aziendale</text:p>
        </text:list-item>
        <text:list-item>
          <text:p text:style-name="P14">Servizi di marketing digitale per startup</text:p>
        </text:list-item>
      </text:list>
      <text:p text:style-name="Text_20_body">Parole chiave transazionali (Intento: ricerca diretta di un servizio, pronta all'acquisto o contatto con un professionista)</text:p>
      <text:list xml:id="list5681167318387937805" text:style-name="L15">
        <text:list-item>
          <text:p text:style-name="P15">Acquistare consulenza personal branding online</text:p>
        </text:list-item>
        <text:list-item>
          <text:p text:style-name="P15">Iscrizione corso social media marketing avanzato</text:p>
        </text:list-item>
        <text:list-item>
          <text:p text:style-name="P15">Richiedere un'analisi SEO professionale</text:p>
        </text:list-item>
        <text:list-item>
          <text:p text:style-name="P15">Preventivo gestione campagne Facebook Ads</text:p>
        </text:list-item>
        <text:list-item>
          <text:p text:style-name="P15">Servizi di copywriting per blog aziendali</text:p>
        </text:list-item>
        <text:list-item>
          <text:p text:style-name="P15">Prezzi per gestione completa Google Ads</text:p>
        </text:list-item>
        <text:list-item>
          <text:p text:style-name="P15">Iscrizione webinar su strategie di lead generation</text:p>
        </text:list-item>
        <text:list-item>
          <text:p text:style-name="P15">Acquistare pacchetto marketing digitale per PMI</text:p>
        </text:list-item>
        <text:list-item>
          <text:p text:style-name="P15">Assumere un social media manager freelance</text:p>
        </text:list-item>
        <text:list-item>
          <text:p text:style-name="P15">Contattare un esperto per strategia digitale su misura</text:p>
        </text:list-item>
      </text:list>
      <text:p text:style-name="Text_20_body">Questa lista di keyword è ottimizzata per il mercato italiano e il pubblico target individuato. Le parole chiave informative sono utili per attirare traffico organico e creare contenuti di valore, quelle commerciali per intercettare clienti in fase di valutazione e quelle transazionali per stimolare <text:soft-page-break/>conversioni dirette.</text:p>
      <text:p text:style-name="Text_20_body">Prossimo passo: Ottimizzare il sito web e le campagne pubblicitarie con queste parole chiave per massimizzare la visibilità e i risultati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 </meta:initial-creator>
    <meta:creation-date>2025-02-19T19:14:40.07</meta:creation-date>
    <meta:document-statistic meta:table-count="0" meta:image-count="0" meta:object-count="0" meta:page-count="4" meta:paragraph-count="100" meta:word-count="905" meta:character-count="6029"/>
    <dc:date>2025-02-19T19:16:17.39</dc:date>
    <dc:creator>ale </dc:creator>
    <meta:editing-duration>PT1M38S</meta:editing-duration>
    <meta:editing-cycles>1</meta:editing-cycles>
    <meta:generator>OpenOffice/4.1.15$Win32 OpenOffice.org_project/4115m2$Build-9813</meta:generator>
  </office:meta>
</office:document-meta>
</file>